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23cm"/>
    </style:style>
    <style:style style:name="gr3" style:family="graphic" style:parent-style-name="standard">
      <style:graphic-properties draw:stroke="none" svg:stroke-color="#000000" draw:fill="none" draw:fill-color="#ffffff" fo:min-height="1.362cm"/>
    </style:style>
    <style:style style:name="gr4" style:family="graphic" style:parent-style-name="standard">
      <style:graphic-properties draw:stroke="none" svg:stroke-color="#000000" draw:fill="none" draw:fill-color="#ffffff" fo:min-height="0.717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0.923cm"/>
    </style:style>
    <style:style style:name="gr7" style:family="graphic" style:parent-style-name="standard">
      <style:graphic-properties draw:stroke="none" svg:stroke-color="#000000" draw:fill="none" draw:fill-color="#ffffff" fo:min-height="0.922cm"/>
    </style:style>
    <style:style style:name="gr8" style:family="graphic" style:parent-style-name="standard">
      <style:graphic-properties draw:stroke="none" svg:stroke-color="#000000" draw:fill="none" draw:fill-color="#ffffff" fo:min-height="1.69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standard">
      <style:graphic-properties draw:stroke="none" svg:stroke-color="#000000" draw:fill="none" draw:fill-color="#ffffff" fo:min-height="0.95cm"/>
    </style:style>
    <style:style style:name="gr13" style:family="graphic" style:parent-style-name="standard">
      <style:graphic-properties draw:stroke="none" svg:stroke-color="#000000" draw:fill="none" draw:fill-color="#ffffff" fo:min-height="0.76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fo:min-height="0.751cm"/>
    </style:style>
    <style:style style:name="gr16" style:family="graphic" style:parent-style-name="standard">
      <style:graphic-properties draw:stroke="none" svg:stroke-color="#000000" draw:fill="none" draw:fill-color="#ffffff" fo:min-height="1.406cm"/>
    </style:style>
    <style:style style:name="gr17" style:family="graphic" style:parent-style-name="standard">
      <style:graphic-properties draw:stroke="none" svg:stroke-color="#000000" draw:fill="none" draw:fill-color="#ffffff" fo:min-height="1.407cm"/>
    </style:style>
    <style:style style:name="gr18" style:family="graphic" style:parent-style-name="standard">
      <style:graphic-properties draw:stroke="none" svg:stroke-color="#000000" draw:fill="none" draw:fill-color="#ffffff" fo:min-height="1.9cm"/>
    </style:style>
    <style:style style:name="gr19" style:family="graphic" style:parent-style-name="standard">
      <style:graphic-properties draw:stroke="none" svg:stroke-color="#000000" draw:fill="none" draw:fill-color="#ffffff" fo:min-height="1.5cm"/>
    </style:style>
    <style:style style:name="gr20" style:family="graphic" style:parent-style-name="standard">
      <style:graphic-properties draw:stroke="none" svg:stroke-color="#000000" draw:fill="none" draw:fill-color="#ffffff" fo:min-height="1.2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5.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g xml:id="id1" draw:id="id1">
          <draw:line draw:style-name="gr1" draw:text-style-name="P1" draw:layer="layout" svg:x1="1.342cm" svg:y1="4.594cm" svg:x2="1.342cm" svg:y2="2.798cm">
            <text:p/>
          </draw:line>
          <draw:line draw:style-name="gr1" draw:text-style-name="P1" draw:layer="layout" svg:x1="5.242cm" svg:y1="2.798cm" svg:x2="5.242cm" svg:y2="4.594cm">
            <text:p/>
          </draw:line>
          <draw:line draw:style-name="gr1" draw:text-style-name="P1" draw:layer="layout" svg:x1="5.242cm" svg:y1="4.594cm" svg:x2="1.342cm" svg:y2="4.594cm">
            <text:p/>
          </draw:line>
          <draw:path draw:style-name="gr1" draw:text-style-name="P1" draw:layer="layout" svg:width="0.381cm" svg:height="0.498cm" svg:x="1.342cm" svg:y="4.993cm" svg:viewBox="0 0 382 499" svg:d="m382 499c-211 0-382-224-382-499">
            <text:p/>
          </draw:path>
          <draw:line draw:style-name="gr1" draw:text-style-name="P1" draw:layer="layout" svg:x1="1.342cm" svg:y1="4.993cm" svg:x2="1.342cm" svg:y2="2.499cm">
            <text:p/>
          </draw:line>
          <draw:path draw:style-name="gr1" draw:text-style-name="P1" draw:layer="layout" svg:width="0.381cm" svg:height="0.498cm" svg:x="1.342cm" svg:y="2cm" svg:viewBox="0 0 382 499" svg:d="m0 499c0-276 171-499 382-499">
            <text:p/>
          </draw:path>
          <draw:line draw:style-name="gr1" draw:text-style-name="P1" draw:layer="layout" svg:x1="1.724cm" svg:y1="2cm" svg:x2="4.859cm" svg:y2="2cm">
            <text:p/>
          </draw:line>
          <draw:path draw:style-name="gr1" draw:text-style-name="P1" draw:layer="layout" svg:width="0.381cm" svg:height="0.498cm" svg:x="4.86cm" svg:y="2cm" svg:viewBox="0 0 382 499" svg:d="m0 0c211 0 382 223 382 499">
            <text:p/>
          </draw:path>
          <draw:line draw:style-name="gr1" draw:text-style-name="P1" draw:layer="layout" svg:x1="5.242cm" svg:y1="2.499cm" svg:x2="5.242cm" svg:y2="4.993cm">
            <text:p/>
          </draw:line>
          <draw:path draw:style-name="gr1" draw:text-style-name="P1" draw:layer="layout" svg:width="0.381cm" svg:height="0.498cm" svg:x="4.86cm" svg:y="4.993cm" svg:viewBox="0 0 382 499" svg:d="m382 0c0 275-171 499-382 499">
            <text:p/>
          </draw:path>
          <draw:line draw:style-name="gr1" draw:text-style-name="P1" draw:layer="layout" svg:x1="4.859cm" svg:y1="5.491cm" svg:x2="1.724cm" svg:y2="5.491cm">
            <text:p/>
          </draw:line>
          <draw:frame draw:style-name="gr2" draw:text-style-name="P2" draw:layer="layout" svg:width="3.3cm" svg:height="0.973cm" svg:x="1.642cm" svg:y="4.552cm">
            <draw:text-box>
              <text:p text:style-name="P1"><text:span text:style-name="T1">PUSH</text:span></text:p>
            </draw:text-box>
          </draw:frame>
          <draw:line draw:style-name="gr1" draw:text-style-name="P1" draw:layer="layout" svg:x1="1.342cm" svg:y1="2.974cm" svg:x2="5.242cm" svg:y2="2.974cm">
            <text:p/>
          </draw:line>
          <draw:frame draw:style-name="gr2" draw:text-style-name="P2" draw:layer="layout" svg:width="3.3cm" svg:height="0.973cm" svg:x="1.642cm" svg:y="2cm">
            <draw:text-box>
              <text:p text:style-name="P1"><text:span text:style-name="T1">Input data</text:span></text:p>
            </draw:text-box>
          </draw:frame>
          <draw:frame draw:style-name="gr3" draw:text-style-name="P3" draw:layer="layout" svg:width="3.9cm" svg:height="1.612cm" svg:x="1.342cm" svg:y="2.973cm">
            <draw:text-box>
              <text:p><text:span text:style-name="T2">Source node 1</text:span><text:span text:style-name="T2"><text:line-break/></text:span><text:span text:style-name="T2">Local Sort</text:span></text:p>
            </draw:text-box>
          </draw:frame>
        </draw:g>
        <draw:g xml:id="id3" draw:id="id3">
          <draw:line draw:style-name="gr1" draw:text-style-name="P1" draw:layer="layout" svg:x1="5.9cm" svg:y1="4.575cm" svg:x2="5.9cm" svg:y2="2.792cm">
            <text:p/>
          </draw:line>
          <draw:line draw:style-name="gr1" draw:text-style-name="P1" draw:layer="layout" svg:x1="9.8cm" svg:y1="2.792cm" svg:x2="9.8cm" svg:y2="4.575cm">
            <text:p/>
          </draw:line>
          <draw:line draw:style-name="gr1" draw:text-style-name="P1" draw:layer="layout" svg:x1="9.8cm" svg:y1="4.575cm" svg:x2="5.9cm" svg:y2="4.575cm">
            <text:p/>
          </draw:line>
          <draw:path draw:style-name="gr1" draw:text-style-name="P1" draw:layer="layout" svg:width="0.381cm" svg:height="0.494cm" svg:x="5.9cm" svg:y="4.971cm" svg:viewBox="0 0 382 495" svg:d="m382 495c-211 0-382-222-382-495">
            <text:p/>
          </draw:path>
          <draw:line draw:style-name="gr1" draw:text-style-name="P1" draw:layer="layout" svg:x1="5.9cm" svg:y1="4.971cm" svg:x2="5.9cm" svg:y2="2.495cm">
            <text:p/>
          </draw:line>
          <draw:path draw:style-name="gr1" draw:text-style-name="P1" draw:layer="layout" svg:width="0.381cm" svg:height="0.494cm" svg:x="5.9cm" svg:y="2cm" svg:viewBox="0 0 382 495" svg:d="m0 495c0-273 171-495 382-495">
            <text:p/>
          </draw:path>
          <draw:line draw:style-name="gr1" draw:text-style-name="P1" draw:layer="layout" svg:x1="6.282cm" svg:y1="2cm" svg:x2="9.417cm" svg:y2="2cm">
            <text:p/>
          </draw:line>
          <draw:path draw:style-name="gr1" draw:text-style-name="P1" draw:layer="layout" svg:width="0.381cm" svg:height="0.494cm" svg:x="9.418cm" svg:y="2cm" svg:viewBox="0 0 382 495" svg:d="m0 0c211 0 382 222 382 495">
            <text:p/>
          </draw:path>
          <draw:line draw:style-name="gr1" draw:text-style-name="P1" draw:layer="layout" svg:x1="9.8cm" svg:y1="2.495cm" svg:x2="9.8cm" svg:y2="4.971cm">
            <text:p/>
          </draw:line>
          <draw:path draw:style-name="gr1" draw:text-style-name="P1" draw:layer="layout" svg:width="0.381cm" svg:height="0.494cm" svg:x="9.418cm" svg:y="4.971cm" svg:viewBox="0 0 382 495" svg:d="m382 0c0 273-171 495-382 495">
            <text:p/>
          </draw:path>
          <draw:line draw:style-name="gr1" draw:text-style-name="P1" draw:layer="layout" svg:x1="9.417cm" svg:y1="5.467cm" svg:x2="6.282cm" svg:y2="5.467cm">
            <text:p/>
          </draw:line>
          <draw:frame draw:style-name="gr4" draw:text-style-name="P2" draw:layer="layout" svg:width="3.3cm" svg:height="0.967cm" svg:x="6.2cm" svg:y="4.533cm">
            <draw:text-box>
              <text:p text:style-name="P1"><text:span text:style-name="T1">PUSH</text:span></text:p>
            </draw:text-box>
          </draw:frame>
          <draw:line draw:style-name="gr1" draw:text-style-name="P1" draw:layer="layout" svg:x1="5.9cm" svg:y1="2.967cm" svg:x2="9.8cm" svg:y2="2.967cm">
            <text:p/>
          </draw:line>
          <draw:frame draw:style-name="gr4" draw:text-style-name="P2" draw:layer="layout" svg:width="3.3cm" svg:height="0.967cm" svg:x="6.2cm" svg:y="2cm">
            <draw:text-box>
              <text:p text:style-name="P1"><text:span text:style-name="T1">Input data</text:span></text:p>
            </draw:text-box>
          </draw:frame>
          <draw:frame draw:style-name="gr5" draw:text-style-name="P3" draw:layer="layout" svg:width="3.9cm" svg:height="1.6cm" svg:x="5.9cm" svg:y="2.967cm">
            <draw:text-box>
              <text:p><text:span text:style-name="T2">Source node N</text:span><text:span text:style-name="T2"><text:line-break/></text:span><text:span text:style-name="T2">Local Sort</text:span></text:p>
            </draw:text-box>
          </draw:frame>
        </draw:g>
        <draw:g xml:id="id2" draw:id="id2">
          <draw:g>
            <draw:g>
              <draw:path draw:style-name="gr1" draw:text-style-name="P1" draw:layer="layout" svg:width="0.383cm" svg:height="0.6cm" svg:x="5.9cm" svg:y="8.293cm" svg:viewBox="0 0 384 601" svg:d="m0 601c0-332 172-601 384-601">
                <text:p/>
              </draw:path>
              <draw:line draw:style-name="gr1" draw:text-style-name="P1" draw:layer="layout" svg:x1="6.284cm" svg:y1="8.293cm" svg:x2="9.434cm" svg:y2="8.293cm">
                <text:p/>
              </draw:line>
              <draw:path draw:style-name="gr1" draw:text-style-name="P1" draw:layer="layout" svg:width="0.383cm" svg:height="0.6cm" svg:x="9.434cm" svg:y="8.293cm" svg:viewBox="0 0 384 601" svg:d="m0 0c212 0 384 269 384 601">
                <text:p/>
              </draw:path>
              <draw:frame draw:style-name="gr6" draw:text-style-name="P2" draw:layer="layout" svg:width="3.315cm" svg:height="1.173cm" svg:x="6.202cm" svg:y="8.293cm">
                <draw:text-box>
                  <text:p text:style-name="P1"><text:span text:style-name="T1">PULL</text:span></text:p>
                </draw:text-box>
              </draw:frame>
            </draw:g>
            <draw:g>
              <draw:line draw:style-name="gr1" draw:text-style-name="P1" draw:layer="layout" svg:x1="5.9cm" svg:y1="11.419cm" svg:x2="5.9cm" svg:y2="9.255cm">
                <text:p/>
              </draw:line>
              <draw:line draw:style-name="gr1" draw:text-style-name="P1" draw:layer="layout" svg:x1="9.818cm" svg:y1="9.255cm" svg:x2="9.818cm" svg:y2="11.419cm">
                <text:p/>
              </draw:line>
              <draw:line draw:style-name="gr1" draw:text-style-name="P1" draw:layer="layout" svg:x1="9.818cm" svg:y1="11.419cm" svg:x2="5.9cm" svg:y2="11.419cm">
                <text:p/>
              </draw:line>
              <draw:path draw:style-name="gr1" draw:text-style-name="P1" draw:layer="layout" svg:width="0.383cm" svg:height="0.6cm" svg:x="5.9cm" svg:y="11.9cm" svg:viewBox="0 0 384 601" svg:d="m384 601c-212 0-384-269-384-601">
                <text:p/>
              </draw:path>
              <draw:line draw:style-name="gr1" draw:text-style-name="P1" draw:layer="layout" svg:x1="5.9cm" svg:y1="11.9cm" svg:x2="5.9cm" svg:y2="8.894cm">
                <text:p/>
              </draw:line>
              <draw:line draw:style-name="gr1" draw:text-style-name="P1" draw:layer="layout" svg:x1="9.818cm" svg:y1="8.894cm" svg:x2="9.818cm" svg:y2="11.9cm">
                <text:p/>
              </draw:line>
              <draw:path draw:style-name="gr1" draw:text-style-name="P1" draw:layer="layout" svg:width="0.383cm" svg:height="0.6cm" svg:x="9.434cm" svg:y="11.9cm" svg:viewBox="0 0 384 601" svg:d="m384 0c0 332-172 601-384 601">
                <text:p/>
              </draw:path>
              <draw:line draw:style-name="gr1" draw:text-style-name="P1" draw:layer="layout" svg:x1="9.434cm" svg:y1="12.502cm" svg:x2="6.284cm" svg:y2="12.502cm">
                <text:p/>
              </draw:line>
              <draw:frame draw:style-name="gr7" draw:text-style-name="P2" draw:layer="layout" svg:width="3.315cm" svg:height="1.172cm" svg:x="6.202cm" svg:y="11.37cm">
                <draw:text-box>
                  <text:p text:style-name="P1"><text:span text:style-name="T1">PUSH</text:span></text:p>
                </draw:text-box>
              </draw:frame>
              <draw:line draw:style-name="gr1" draw:text-style-name="P1" draw:layer="layout" svg:x1="5.9cm" svg:y1="9.467cm" svg:x2="9.818cm" svg:y2="9.467cm">
                <text:p/>
              </draw:line>
              <draw:frame draw:style-name="gr8" draw:text-style-name="P4" draw:layer="layout" svg:width="3.918cm" svg:height="1.943cm" svg:x="5.9cm" svg:y="9.466cm">
                <draw:text-box>
                  <text:p text:style-name="P1"><text:span text:style-name="T2">Manager</text:span><text:span text:style-name="T2"><text:line-break/></text:span><text:span text:style-name="T2">Histogram </text:span><text:span text:style-name="T2"><text:line-break/></text:span><text:span text:style-name="T2">Analizer</text:span></text:p>
                </draw:text-box>
              </draw:frame>
            </draw:g>
          </draw:g>
        </draw:g>
        <draw:connector draw:style-name="gr9" draw:text-style-name="P1" draw:layer="layout" draw:line-skew="0.025cm" svg:x1="3.292cm" svg:y1="5.525cm" svg:x2="7.859cm" svg:y2="8.293cm" draw:start-shape="id1" draw:start-glue-point="2" draw:end-shape="id2" svg:d="m3292 5525v1409h4567v1359">
          <text:p/>
        </draw:connector>
        <draw:connector draw:style-name="gr10" draw:text-style-name="P1" draw:layer="layout" svg:x1="7.85cm" svg:y1="5.5cm" svg:x2="7.859cm" svg:y2="8.293cm" draw:start-shape="id3" draw:start-glue-point="2" draw:end-shape="id2" svg:d="m7850 5500v1396h9v1397">
          <text:p text:style-name="P1">1</text:p>
        </draw:connector>
        <draw:g xml:id="id7" draw:id="id7">
          <draw:line draw:style-name="gr1" draw:text-style-name="P1" draw:layer="layout" svg:x1="3.808cm" svg:y1="16.296cm" svg:x2="3.808cm" svg:y2="14.959cm">
            <text:p/>
          </draw:line>
          <draw:line draw:style-name="gr1" draw:text-style-name="P1" draw:layer="layout" svg:x1="7.708cm" svg:y1="14.959cm" svg:x2="7.708cm" svg:y2="16.296cm">
            <text:p/>
          </draw:line>
          <draw:line draw:style-name="gr1" draw:text-style-name="P1" draw:layer="layout" svg:x1="7.708cm" svg:y1="16.296cm" svg:x2="3.808cm" svg:y2="16.296cm">
            <text:p/>
          </draw:line>
          <draw:path draw:style-name="gr1" draw:text-style-name="P1" draw:layer="layout" svg:width="0.381cm" svg:height="0.37cm" svg:x="3.808cm" svg:y="16.594cm" svg:viewBox="0 0 382 371" svg:d="m382 371c-211 0-382-166-382-371">
            <text:p/>
          </draw:path>
          <draw:line draw:style-name="gr1" draw:text-style-name="P1" draw:layer="layout" svg:x1="3.808cm" svg:y1="16.593cm" svg:x2="3.808cm" svg:y2="14.736cm">
            <text:p/>
          </draw:line>
          <draw:path draw:style-name="gr1" draw:text-style-name="P1" draw:layer="layout" svg:width="0.381cm" svg:height="0.37cm" svg:x="3.808cm" svg:y="14.365cm" svg:viewBox="0 0 382 371" svg:d="m0 371c0-205 171-371 382-371">
            <text:p/>
          </draw:path>
          <draw:line draw:style-name="gr1" draw:text-style-name="P1" draw:layer="layout" svg:x1="4.19cm" svg:y1="14.365cm" svg:x2="7.325cm" svg:y2="14.365cm">
            <text:p/>
          </draw:line>
          <draw:path draw:style-name="gr1" draw:text-style-name="P1" draw:layer="layout" svg:width="0.381cm" svg:height="0.37cm" svg:x="7.326cm" svg:y="14.365cm" svg:viewBox="0 0 382 371" svg:d="m0 0c211 0 382 166 382 371">
            <text:p/>
          </draw:path>
          <draw:line draw:style-name="gr1" draw:text-style-name="P1" draw:layer="layout" svg:x1="7.708cm" svg:y1="14.736cm" svg:x2="7.708cm" svg:y2="16.593cm">
            <text:p/>
          </draw:line>
          <draw:path draw:style-name="gr1" draw:text-style-name="P1" draw:layer="layout" svg:width="0.381cm" svg:height="0.37cm" svg:x="7.326cm" svg:y="16.594cm" svg:viewBox="0 0 382 371" svg:d="m382 0c0 205-171 371-382 371">
            <text:p/>
          </draw:path>
          <draw:line draw:style-name="gr1" draw:text-style-name="P1" draw:layer="layout" svg:x1="7.325cm" svg:y1="16.965cm" svg:x2="4.19cm" svg:y2="16.965cm">
            <text:p/>
          </draw:line>
          <draw:frame draw:style-name="gr11" draw:text-style-name="P2" draw:layer="layout" svg:width="3.3cm" svg:height="0.725cm" svg:x="4.108cm" svg:y="16.265cm">
            <draw:text-box>
              <text:p text:style-name="P1"><text:span text:style-name="T1">REQ</text:span></text:p>
            </draw:text-box>
          </draw:frame>
          <draw:line draw:style-name="gr1" draw:text-style-name="P1" draw:layer="layout" svg:x1="3.808cm" svg:y1="15.09cm" svg:x2="7.708cm" svg:y2="15.09cm">
            <text:p/>
          </draw:line>
          <draw:frame draw:style-name="gr11" draw:text-style-name="P2" draw:layer="layout" svg:width="3.3cm" svg:height="0.725cm" svg:x="4.108cm" svg:y="14.365cm">
            <draw:text-box>
              <text:p text:style-name="P1"><text:span text:style-name="T1">PULL</text:span></text:p>
            </draw:text-box>
          </draw:frame>
          <draw:frame draw:style-name="gr12" draw:text-style-name="P3" draw:layer="layout" svg:width="3.9cm" svg:height="1.2cm" svg:x="3.808cm" svg:y="15.09cm">
            <draw:text-box>
              <text:p><text:span text:style-name="T2">Source node 1</text:span></text:p>
            </draw:text-box>
          </draw:frame>
        </draw:g>
        <draw:g xml:id="id8" draw:id="id8">
          <draw:line draw:style-name="gr1" draw:text-style-name="P1" draw:layer="layout" svg:x1="8.7cm" svg:y1="16.348cm" svg:x2="8.7cm" svg:y2="15.011cm">
            <text:p/>
          </draw:line>
          <draw:line draw:style-name="gr1" draw:text-style-name="P1" draw:layer="layout" svg:x1="12.6cm" svg:y1="15.011cm" svg:x2="12.6cm" svg:y2="16.348cm">
            <text:p/>
          </draw:line>
          <draw:line draw:style-name="gr1" draw:text-style-name="P1" draw:layer="layout" svg:x1="12.6cm" svg:y1="16.348cm" svg:x2="8.7cm" svg:y2="16.348cm">
            <text:p/>
          </draw:line>
          <draw:path draw:style-name="gr1" draw:text-style-name="P1" draw:layer="layout" svg:width="0.381cm" svg:height="0.37cm" svg:x="8.7cm" svg:y="16.646cm" svg:viewBox="0 0 382 371" svg:d="m382 371c-211 0-382-166-382-371">
            <text:p/>
          </draw:path>
          <draw:line draw:style-name="gr1" draw:text-style-name="P1" draw:layer="layout" svg:x1="8.7cm" svg:y1="16.645cm" svg:x2="8.7cm" svg:y2="14.788cm">
            <text:p/>
          </draw:line>
          <draw:path draw:style-name="gr1" draw:text-style-name="P1" draw:layer="layout" svg:width="0.381cm" svg:height="0.37cm" svg:x="8.7cm" svg:y="14.417cm" svg:viewBox="0 0 382 371" svg:d="m0 371c0-205 171-371 382-371">
            <text:p/>
          </draw:path>
          <draw:line draw:style-name="gr1" draw:text-style-name="P1" draw:layer="layout" svg:x1="9.082cm" svg:y1="14.417cm" svg:x2="12.217cm" svg:y2="14.417cm">
            <text:p/>
          </draw:line>
          <draw:path draw:style-name="gr1" draw:text-style-name="P1" draw:layer="layout" svg:width="0.381cm" svg:height="0.37cm" svg:x="12.218cm" svg:y="14.417cm" svg:viewBox="0 0 382 371" svg:d="m0 0c211 0 382 166 382 371">
            <text:p/>
          </draw:path>
          <draw:line draw:style-name="gr1" draw:text-style-name="P1" draw:layer="layout" svg:x1="12.6cm" svg:y1="14.788cm" svg:x2="12.6cm" svg:y2="16.645cm">
            <text:p/>
          </draw:line>
          <draw:path draw:style-name="gr1" draw:text-style-name="P1" draw:layer="layout" svg:width="0.381cm" svg:height="0.37cm" svg:x="12.218cm" svg:y="16.646cm" svg:viewBox="0 0 382 371" svg:d="m382 0c0 205-171 371-382 371">
            <text:p/>
          </draw:path>
          <draw:line draw:style-name="gr1" draw:text-style-name="P1" draw:layer="layout" svg:x1="12.217cm" svg:y1="17.017cm" svg:x2="9.082cm" svg:y2="17.017cm">
            <text:p/>
          </draw:line>
          <draw:frame draw:style-name="gr11" draw:text-style-name="P2" draw:layer="layout" svg:width="3.3cm" svg:height="0.725cm" svg:x="9cm" svg:y="16.317cm">
            <draw:text-box>
              <text:p text:style-name="P1"><text:span text:style-name="T1">REQ</text:span></text:p>
            </draw:text-box>
          </draw:frame>
          <draw:line draw:style-name="gr1" draw:text-style-name="P1" draw:layer="layout" svg:x1="8.7cm" svg:y1="15.142cm" svg:x2="12.6cm" svg:y2="15.142cm">
            <text:p/>
          </draw:line>
          <draw:frame draw:style-name="gr11" draw:text-style-name="P2" draw:layer="layout" svg:width="3.3cm" svg:height="0.725cm" svg:x="9cm" svg:y="14.417cm">
            <draw:text-box>
              <text:p text:style-name="P1"><text:span text:style-name="T1">PULL</text:span></text:p>
            </draw:text-box>
          </draw:frame>
          <draw:frame draw:style-name="gr12" draw:text-style-name="P3" draw:layer="layout" svg:width="3.9cm" svg:height="1.2cm" svg:x="8.7cm" svg:y="15.142cm">
            <draw:text-box>
              <text:p><text:span text:style-name="T2">Source node N</text:span></text:p>
            </draw:text-box>
          </draw:frame>
        </draw:g>
        <draw:g xml:id="id9" draw:id="id9">
          <draw:line draw:style-name="gr1" draw:text-style-name="P1" draw:layer="layout" svg:x1="2.3cm" svg:y1="21.533cm" svg:x2="2.3cm" svg:y2="19.67cm">
            <text:p/>
          </draw:line>
          <draw:line draw:style-name="gr1" draw:text-style-name="P1" draw:layer="layout" svg:x1="6.2cm" svg:y1="19.67cm" svg:x2="6.2cm" svg:y2="21.533cm">
            <text:p/>
          </draw:line>
          <draw:line draw:style-name="gr1" draw:text-style-name="P1" draw:layer="layout" svg:x1="6.2cm" svg:y1="21.533cm" svg:x2="2.3cm" svg:y2="21.533cm">
            <text:p/>
          </draw:line>
          <draw:path draw:style-name="gr1" draw:text-style-name="P1" draw:layer="layout" svg:width="0.381cm" svg:height="0.517cm" svg:x="2.3cm" svg:y="21.948cm" svg:viewBox="0 0 382 518" svg:d="m382 518c-211 0-382-232-382-518">
            <text:p/>
          </draw:path>
          <draw:line draw:style-name="gr1" draw:text-style-name="P1" draw:layer="layout" svg:x1="2.3cm" svg:y1="21.948cm" svg:x2="2.3cm" svg:y2="19.36cm">
            <text:p/>
          </draw:line>
          <draw:path draw:style-name="gr1" draw:text-style-name="P1" draw:layer="layout" svg:width="0.381cm" svg:height="0.517cm" svg:x="2.3cm" svg:y="18.842cm" svg:viewBox="0 0 382 518" svg:d="m0 518c0-286 171-518 382-518">
            <text:p/>
          </draw:path>
          <draw:line draw:style-name="gr1" draw:text-style-name="P1" draw:layer="layout" svg:x1="2.682cm" svg:y1="18.842cm" svg:x2="5.817cm" svg:y2="18.842cm">
            <text:p/>
          </draw:line>
          <draw:path draw:style-name="gr1" draw:text-style-name="P1" draw:layer="layout" svg:width="0.381cm" svg:height="0.517cm" svg:x="5.818cm" svg:y="18.842cm" svg:viewBox="0 0 382 518" svg:d="m0 0c211 0 382 232 382 518">
            <text:p/>
          </draw:path>
          <draw:line draw:style-name="gr1" draw:text-style-name="P1" draw:layer="layout" svg:x1="6.2cm" svg:y1="19.36cm" svg:x2="6.2cm" svg:y2="21.948cm">
            <text:p/>
          </draw:line>
          <draw:path draw:style-name="gr1" draw:text-style-name="P1" draw:layer="layout" svg:width="0.381cm" svg:height="0.517cm" svg:x="5.818cm" svg:y="21.948cm" svg:viewBox="0 0 382 518" svg:d="m382 0c0 286-171 518-382 518">
            <text:p/>
          </draw:path>
          <draw:line draw:style-name="gr1" draw:text-style-name="P1" draw:layer="layout" svg:x1="5.817cm" svg:y1="22.465cm" svg:x2="2.682cm" svg:y2="22.465cm">
            <text:p/>
          </draw:line>
          <draw:frame draw:style-name="gr13" draw:text-style-name="P2" draw:layer="layout" svg:width="3.3cm" svg:height="1.01cm" svg:x="2.6cm" svg:y="21.49cm">
            <draw:text-box>
              <text:p text:style-name="P1"><text:span text:style-name="T1">Sort result</text:span></text:p>
            </draw:text-box>
          </draw:frame>
          <draw:line draw:style-name="gr1" draw:text-style-name="P1" draw:layer="layout" svg:x1="2.3cm" svg:y1="19.853cm" svg:x2="6.2cm" svg:y2="19.853cm">
            <text:p/>
          </draw:line>
          <draw:frame draw:style-name="gr13" draw:text-style-name="P2" draw:layer="layout" svg:width="3.3cm" svg:height="1.01cm" svg:x="2.6cm" svg:y="18.842cm">
            <draw:text-box>
              <text:p text:style-name="P1"><text:span text:style-name="T1">REP</text:span></text:p>
            </draw:text-box>
          </draw:frame>
          <draw:frame draw:style-name="gr14" draw:text-style-name="P4" draw:layer="layout" svg:width="3.9cm" svg:height="1.673cm" svg:x="2.3cm" svg:y="19.852cm">
            <draw:text-box>
              <text:p text:style-name="P1"><text:span text:style-name="T2">Dst node 1</text:span><text:span text:style-name="T2"><text:line-break/></text:span><text:span text:style-name="T2">Local Sort</text:span></text:p>
            </draw:text-box>
          </draw:frame>
        </draw:g>
        <draw:g xml:id="id10" draw:id="id10">
          <draw:line draw:style-name="gr1" draw:text-style-name="P1" draw:layer="layout" svg:x1="10.137cm" svg:y1="21.543cm" svg:x2="10.137cm" svg:y2="19.696cm">
            <text:p/>
          </draw:line>
          <draw:line draw:style-name="gr1" draw:text-style-name="P1" draw:layer="layout" svg:x1="14.037cm" svg:y1="19.696cm" svg:x2="14.037cm" svg:y2="21.543cm">
            <text:p/>
          </draw:line>
          <draw:line draw:style-name="gr1" draw:text-style-name="P1" draw:layer="layout" svg:x1="14.037cm" svg:y1="21.542cm" svg:x2="10.137cm" svg:y2="21.542cm">
            <text:p/>
          </draw:line>
          <draw:path draw:style-name="gr1" draw:text-style-name="P1" draw:layer="layout" svg:width="0.381cm" svg:height="0.512cm" svg:x="10.137cm" svg:y="21.953cm" svg:viewBox="0 0 382 513" svg:d="m382 513c-211 0-382-230-382-513">
            <text:p/>
          </draw:path>
          <draw:line draw:style-name="gr1" draw:text-style-name="P1" draw:layer="layout" svg:x1="10.137cm" svg:y1="21.953cm" svg:x2="10.137cm" svg:y2="19.388cm">
            <text:p/>
          </draw:line>
          <draw:path draw:style-name="gr1" draw:text-style-name="P1" draw:layer="layout" svg:width="0.381cm" svg:height="0.512cm" svg:x="10.137cm" svg:y="18.875cm" svg:viewBox="0 0 382 513" svg:d="m0 513c0-283 171-513 382-513">
            <text:p/>
          </draw:path>
          <draw:line draw:style-name="gr1" draw:text-style-name="P1" draw:layer="layout" svg:x1="10.519cm" svg:y1="18.875cm" svg:x2="13.654cm" svg:y2="18.875cm">
            <text:p/>
          </draw:line>
          <draw:path draw:style-name="gr1" draw:text-style-name="P1" draw:layer="layout" svg:width="0.381cm" svg:height="0.512cm" svg:x="13.655cm" svg:y="18.875cm" svg:viewBox="0 0 382 513" svg:d="m0 0c211 0 382 230 382 513">
            <text:p/>
          </draw:path>
          <draw:line draw:style-name="gr1" draw:text-style-name="P1" draw:layer="layout" svg:x1="14.037cm" svg:y1="19.388cm" svg:x2="14.037cm" svg:y2="21.953cm">
            <text:p/>
          </draw:line>
          <draw:path draw:style-name="gr1" draw:text-style-name="P1" draw:layer="layout" svg:width="0.381cm" svg:height="0.512cm" svg:x="13.655cm" svg:y="21.953cm" svg:viewBox="0 0 382 513" svg:d="m382 0c0 283-171 513-382 513">
            <text:p/>
          </draw:path>
          <draw:line draw:style-name="gr1" draw:text-style-name="P1" draw:layer="layout" svg:x1="13.654cm" svg:y1="22.465cm" svg:x2="10.519cm" svg:y2="22.465cm">
            <text:p/>
          </draw:line>
          <draw:frame draw:style-name="gr15" draw:text-style-name="P2" draw:layer="layout" svg:width="3.3cm" svg:height="1.001cm" svg:x="10.437cm" svg:y="21.499cm">
            <draw:text-box>
              <text:p text:style-name="P1"><text:span text:style-name="T1">Sort result</text:span></text:p>
            </draw:text-box>
          </draw:frame>
          <draw:line draw:style-name="gr1" draw:text-style-name="P1" draw:layer="layout" svg:x1="10.137cm" svg:y1="19.877cm" svg:x2="14.037cm" svg:y2="19.877cm">
            <text:p/>
          </draw:line>
          <draw:frame draw:style-name="gr16" draw:text-style-name="P2" draw:layer="layout" svg:width="3.3cm" svg:height="1.656cm" svg:x="10.437cm" svg:y="18.875cm">
            <draw:text-box>
              <text:p text:style-name="P1"><text:span text:style-name="T1">REP</text:span></text:p>
              <text:p text:style-name="P1"><text:span text:style-name="T1"/></text:p>
            </draw:text-box>
          </draw:frame>
          <draw:frame draw:style-name="gr17" draw:text-style-name="P4" draw:layer="layout" svg:width="3.9cm" svg:height="1.657cm" svg:x="10.137cm" svg:y="19.876cm">
            <draw:text-box>
              <text:p text:style-name="P1"><text:span text:style-name="T2">Dst node N</text:span><text:span text:style-name="T2"><text:line-break/></text:span><text:span text:style-name="T2">Local Sort</text:span></text:p>
            </draw:text-box>
          </draw:frame>
        </draw:g>
        <draw:frame draw:style-name="gr18" draw:text-style-name="P3" draw:layer="layout" svg:width="5.4cm" svg:height="2.15cm" svg:x="3.1cm" svg:y="5.586cm">
          <draw:text-box>
            <text:p><text:span text:style-name="T2">Sending Histograms</text:span><text:span text:style-name="T2"><text:line-break/></text:span><text:span text:style-name="T2">«ipc://histogram»</text:span></text:p>
          </draw:text-box>
        </draw:frame>
        <draw:frame draw:style-name="gr19" draw:text-style-name="P3" draw:layer="layout" svg:width="6.4cm" svg:height="1.916cm" svg:x="14cm" svg:y="12.284cm">
          <draw:text-box>
            <text:p><text:span text:style-name="T2">Request Ranges</text:span><text:span text:style-name="T2"><text:line-break/></text:span><text:span text:style-name="T2">«ipc://range-request-%d»</text:span><text:span text:style-name="T2"><text:line-break/></text:span><text:span text:style-name="T2">%d = src node process#</text:span></text:p>
          </draw:text-box>
        </draw:frame>
        <draw:frame draw:style-name="gr20" draw:text-style-name="P3" draw:layer="layout" svg:width="6.5cm" svg:height="1.916cm" svg:x="13.9cm" svg:y="17.1cm">
          <draw:text-box>
            <text:p><text:span text:style-name="T2">Send Ranges</text:span><text:span text:style-name="T2"><text:line-break/></text:span><text:span text:style-name="T2">«ipc://range-%d»</text:span><text:span text:style-name="T2"><text:line-break/></text:span><text:span text:style-name="T2">%d =dst <text:s/>process#</text:span></text:p>
          </draw:text-box>
        </draw:frame>
        <draw:g xml:id="id4" draw:id="id4">
          <draw:line draw:style-name="gr1" draw:text-style-name="P1" draw:layer="layout" svg:x1="10.6cm" svg:y1="4.831cm" svg:x2="10.6cm" svg:y2="3.494cm">
            <text:p/>
          </draw:line>
          <draw:line draw:style-name="gr1" draw:text-style-name="P1" draw:layer="layout" svg:x1="14.5cm" svg:y1="3.494cm" svg:x2="14.5cm" svg:y2="4.831cm">
            <text:p/>
          </draw:line>
          <draw:line draw:style-name="gr1" draw:text-style-name="P1" draw:layer="layout" svg:x1="14.5cm" svg:y1="4.831cm" svg:x2="10.6cm" svg:y2="4.831cm">
            <text:p/>
          </draw:line>
          <draw:path draw:style-name="gr1" draw:text-style-name="P1" draw:layer="layout" svg:width="0.381cm" svg:height="0.37cm" svg:x="10.6cm" svg:y="5.129cm" svg:viewBox="0 0 382 371" svg:d="m382 371c-211 0-382-166-382-371">
            <text:p/>
          </draw:path>
          <draw:line draw:style-name="gr1" draw:text-style-name="P1" draw:layer="layout" svg:x1="10.6cm" svg:y1="5.128cm" svg:x2="10.6cm" svg:y2="3.271cm">
            <text:p/>
          </draw:line>
          <draw:path draw:style-name="gr1" draw:text-style-name="P1" draw:layer="layout" svg:width="0.381cm" svg:height="0.37cm" svg:x="10.6cm" svg:y="2.9cm" svg:viewBox="0 0 382 371" svg:d="m0 371c0-205 171-371 382-371">
            <text:p/>
          </draw:path>
          <draw:line draw:style-name="gr1" draw:text-style-name="P1" draw:layer="layout" svg:x1="10.982cm" svg:y1="2.9cm" svg:x2="14.117cm" svg:y2="2.9cm">
            <text:p/>
          </draw:line>
          <draw:path draw:style-name="gr1" draw:text-style-name="P1" draw:layer="layout" svg:width="0.381cm" svg:height="0.37cm" svg:x="14.118cm" svg:y="2.9cm" svg:viewBox="0 0 382 371" svg:d="m0 0c211 0 382 166 382 371">
            <text:p/>
          </draw:path>
          <draw:line draw:style-name="gr1" draw:text-style-name="P1" draw:layer="layout" svg:x1="14.5cm" svg:y1="3.271cm" svg:x2="14.5cm" svg:y2="5.128cm">
            <text:p/>
          </draw:line>
          <draw:path draw:style-name="gr1" draw:text-style-name="P1" draw:layer="layout" svg:width="0.381cm" svg:height="0.37cm" svg:x="14.118cm" svg:y="5.129cm" svg:viewBox="0 0 382 371" svg:d="m382 0c0 205-171 371-382 371">
            <text:p/>
          </draw:path>
          <draw:line draw:style-name="gr1" draw:text-style-name="P1" draw:layer="layout" svg:x1="14.117cm" svg:y1="5.5cm" svg:x2="10.982cm" svg:y2="5.5cm">
            <text:p/>
          </draw:line>
          <draw:frame draw:style-name="gr11" draw:text-style-name="P2" draw:layer="layout" svg:width="3.3cm" svg:height="0.725cm" svg:x="10.9cm" svg:y="4.8cm">
            <draw:text-box>
              <text:p text:style-name="P1"><text:span text:style-name="T1">REP</text:span></text:p>
            </draw:text-box>
          </draw:frame>
          <draw:line draw:style-name="gr1" draw:text-style-name="P1" draw:layer="layout" svg:x1="10.6cm" svg:y1="3.625cm" svg:x2="14.5cm" svg:y2="3.625cm">
            <text:p/>
          </draw:line>
          <draw:frame draw:style-name="gr11" draw:text-style-name="P2" draw:layer="layout" svg:width="3.3cm" svg:height="0.725cm" svg:x="10.9cm" svg:y="2.9cm">
            <draw:text-box>
              <text:p text:style-name="P1"><text:span text:style-name="T1">-</text:span></text:p>
            </draw:text-box>
          </draw:frame>
          <draw:frame draw:style-name="gr12" draw:text-style-name="P3" draw:layer="layout" svg:width="3.9cm" svg:height="1.2cm" svg:x="10.6cm" svg:y="3.625cm">
            <draw:text-box>
              <text:p><text:span text:style-name="T2">Source node 1</text:span></text:p>
            </draw:text-box>
          </draw:frame>
        </draw:g>
        <draw:g xml:id="id6" draw:id="id6">
          <draw:line draw:style-name="gr1" draw:text-style-name="P1" draw:layer="layout" svg:x1="15.4cm" svg:y1="4.831cm" svg:x2="15.4cm" svg:y2="3.494cm">
            <text:p/>
          </draw:line>
          <draw:line draw:style-name="gr1" draw:text-style-name="P1" draw:layer="layout" svg:x1="19.3cm" svg:y1="3.494cm" svg:x2="19.3cm" svg:y2="4.831cm">
            <text:p/>
          </draw:line>
          <draw:line draw:style-name="gr1" draw:text-style-name="P1" draw:layer="layout" svg:x1="19.3cm" svg:y1="4.831cm" svg:x2="15.4cm" svg:y2="4.831cm">
            <text:p/>
          </draw:line>
          <draw:path draw:style-name="gr1" draw:text-style-name="P1" draw:layer="layout" svg:width="0.381cm" svg:height="0.37cm" svg:x="15.4cm" svg:y="5.129cm" svg:viewBox="0 0 382 371" svg:d="m382 371c-211 0-382-166-382-371">
            <text:p/>
          </draw:path>
          <draw:line draw:style-name="gr1" draw:text-style-name="P1" draw:layer="layout" svg:x1="15.4cm" svg:y1="5.128cm" svg:x2="15.4cm" svg:y2="3.271cm">
            <text:p/>
          </draw:line>
          <draw:path draw:style-name="gr1" draw:text-style-name="P1" draw:layer="layout" svg:width="0.381cm" svg:height="0.37cm" svg:x="15.4cm" svg:y="2.9cm" svg:viewBox="0 0 382 371" svg:d="m0 371c0-205 171-371 382-371">
            <text:p/>
          </draw:path>
          <draw:line draw:style-name="gr1" draw:text-style-name="P1" draw:layer="layout" svg:x1="15.782cm" svg:y1="2.9cm" svg:x2="18.917cm" svg:y2="2.9cm">
            <text:p/>
          </draw:line>
          <draw:path draw:style-name="gr1" draw:text-style-name="P1" draw:layer="layout" svg:width="0.381cm" svg:height="0.37cm" svg:x="18.918cm" svg:y="2.9cm" svg:viewBox="0 0 382 371" svg:d="m0 0c211 0 382 166 382 371">
            <text:p/>
          </draw:path>
          <draw:line draw:style-name="gr1" draw:text-style-name="P1" draw:layer="layout" svg:x1="19.3cm" svg:y1="3.271cm" svg:x2="19.3cm" svg:y2="5.128cm">
            <text:p/>
          </draw:line>
          <draw:path draw:style-name="gr1" draw:text-style-name="P1" draw:layer="layout" svg:width="0.381cm" svg:height="0.37cm" svg:x="18.918cm" svg:y="5.129cm" svg:viewBox="0 0 382 371" svg:d="m382 0c0 205-171 371-382 371">
            <text:p/>
          </draw:path>
          <draw:line draw:style-name="gr1" draw:text-style-name="P1" draw:layer="layout" svg:x1="18.917cm" svg:y1="5.5cm" svg:x2="15.782cm" svg:y2="5.5cm">
            <text:p/>
          </draw:line>
          <draw:frame draw:style-name="gr11" draw:text-style-name="P2" draw:layer="layout" svg:width="3.3cm" svg:height="0.725cm" svg:x="15.7cm" svg:y="4.8cm">
            <draw:text-box>
              <text:p text:style-name="P1"><text:span text:style-name="T1">REP</text:span></text:p>
            </draw:text-box>
          </draw:frame>
          <draw:line draw:style-name="gr1" draw:text-style-name="P1" draw:layer="layout" svg:x1="15.4cm" svg:y1="3.625cm" svg:x2="19.3cm" svg:y2="3.625cm">
            <text:p/>
          </draw:line>
          <draw:frame draw:style-name="gr11" draw:text-style-name="P2" draw:layer="layout" svg:width="3.3cm" svg:height="0.725cm" svg:x="15.7cm" svg:y="2.9cm">
            <draw:text-box>
              <text:p text:style-name="P1"><text:span text:style-name="T1">-</text:span></text:p>
            </draw:text-box>
          </draw:frame>
          <draw:frame draw:style-name="gr12" draw:text-style-name="P3" draw:layer="layout" svg:width="3.9cm" svg:height="1.2cm" svg:x="15.4cm" svg:y="3.625cm">
            <draw:text-box>
              <text:p><text:span text:style-name="T2">Source node N</text:span></text:p>
            </draw:text-box>
          </draw:frame>
        </draw:g>
        <draw:g xml:id="id5" draw:id="id5">
          <draw:g>
            <draw:g>
              <draw:path draw:style-name="gr1" draw:text-style-name="P1" draw:layer="layout" svg:width="0.383cm" svg:height="0.6cm" svg:x="9.85cm" svg:y="8.328cm" svg:viewBox="0 0 384 601" svg:d="m0 601c0-332 172-601 384-601">
                <text:p/>
              </draw:path>
              <draw:line draw:style-name="gr1" draw:text-style-name="P1" draw:layer="layout" svg:x1="10.234cm" svg:y1="8.328cm" svg:x2="13.384cm" svg:y2="8.328cm">
                <text:p/>
              </draw:line>
              <draw:path draw:style-name="gr1" draw:text-style-name="P1" draw:layer="layout" svg:width="0.383cm" svg:height="0.6cm" svg:x="13.384cm" svg:y="8.328cm" svg:viewBox="0 0 384 601" svg:d="m0 0c212 0 384 269 384 601">
                <text:p/>
              </draw:path>
              <draw:frame draw:style-name="gr6" draw:text-style-name="P2" draw:layer="layout" svg:width="3.315cm" svg:height="1.173cm" svg:x="10.152cm" svg:y="8.328cm">
                <draw:text-box>
                  <text:p text:style-name="P1"><text:span text:style-name="T1">REQ</text:span></text:p>
                </draw:text-box>
              </draw:frame>
            </draw:g>
            <draw:g>
              <draw:line draw:style-name="gr1" draw:text-style-name="P1" draw:layer="layout" svg:x1="9.85cm" svg:y1="11.454cm" svg:x2="9.85cm" svg:y2="9.29cm">
                <text:p/>
              </draw:line>
              <draw:line draw:style-name="gr1" draw:text-style-name="P1" draw:layer="layout" svg:x1="13.768cm" svg:y1="9.29cm" svg:x2="13.768cm" svg:y2="11.454cm">
                <text:p/>
              </draw:line>
              <draw:line draw:style-name="gr1" draw:text-style-name="P1" draw:layer="layout" svg:x1="13.768cm" svg:y1="11.454cm" svg:x2="9.85cm" svg:y2="11.454cm">
                <text:p/>
              </draw:line>
              <draw:path draw:style-name="gr1" draw:text-style-name="P1" draw:layer="layout" svg:width="0.383cm" svg:height="0.6cm" svg:x="9.85cm" svg:y="11.935cm" svg:viewBox="0 0 384 601" svg:d="m384 601c-212 0-384-269-384-601">
                <text:p/>
              </draw:path>
              <draw:line draw:style-name="gr1" draw:text-style-name="P1" draw:layer="layout" svg:x1="9.85cm" svg:y1="11.935cm" svg:x2="9.85cm" svg:y2="8.929cm">
                <text:p/>
              </draw:line>
              <draw:line draw:style-name="gr1" draw:text-style-name="P1" draw:layer="layout" svg:x1="13.768cm" svg:y1="8.929cm" svg:x2="13.768cm" svg:y2="11.935cm">
                <text:p/>
              </draw:line>
              <draw:path draw:style-name="gr1" draw:text-style-name="P1" draw:layer="layout" svg:width="0.383cm" svg:height="0.6cm" svg:x="13.384cm" svg:y="11.935cm" svg:viewBox="0 0 384 601" svg:d="m384 0c0 332-172 601-384 601">
                <text:p/>
              </draw:path>
              <draw:line draw:style-name="gr1" draw:text-style-name="P1" draw:layer="layout" svg:x1="13.384cm" svg:y1="12.537cm" svg:x2="10.234cm" svg:y2="12.537cm">
                <text:p/>
              </draw:line>
              <draw:frame draw:style-name="gr7" draw:text-style-name="P2" draw:layer="layout" svg:width="3.315cm" svg:height="1.172cm" svg:x="10.152cm" svg:y="11.405cm">
                <draw:text-box>
                  <text:p text:style-name="P1"><text:span text:style-name="T1">REQ</text:span></text:p>
                </draw:text-box>
              </draw:frame>
              <draw:line draw:style-name="gr1" draw:text-style-name="P1" draw:layer="layout" svg:x1="9.85cm" svg:y1="9.502cm" svg:x2="13.768cm" svg:y2="9.502cm">
                <text:p/>
              </draw:line>
              <draw:frame draw:style-name="gr8" draw:text-style-name="P4" draw:layer="layout" svg:width="3.918cm" svg:height="1.943cm" svg:x="9.85cm" svg:y="9.501cm">
                <draw:text-box>
                  <text:p text:style-name="P1"><text:span text:style-name="T2">Manager</text:span><text:span text:style-name="T2"><text:line-break/></text:span><text:span text:style-name="T2">Histogram </text:span><text:span text:style-name="T2"><text:line-break/></text:span><text:span text:style-name="T2">Analizer</text:span></text:p>
                </draw:text-box>
              </draw:frame>
            </draw:g>
          </draw:g>
        </draw:g>
        <draw:connector draw:style-name="gr21" draw:text-style-name="P1" draw:layer="layout" draw:type="line" svg:x1="12.55cm" svg:y1="5.525cm" svg:x2="11.809cm" svg:y2="8.328cm" draw:start-shape="id4" draw:start-glue-point="2" draw:end-shape="id5" svg:d="m12550 5525-741 2803">
          <text:p text:style-name="P1">2</text:p>
        </draw:connector>
        <draw:connector draw:style-name="gr21" draw:text-style-name="P1" draw:layer="layout" draw:type="line" svg:x1="11.809cm" svg:y1="8.328cm" svg:x2="17.35cm" svg:y2="5.525cm" draw:start-shape="id5" draw:end-shape="id6" draw:end-glue-point="2" svg:d="m11809 8328 5541-2803">
          <text:p text:style-name="P1">3</text:p>
        </draw:connector>
        <draw:frame draw:style-name="gr18" draw:text-style-name="P3" draw:layer="layout" svg:width="6.2cm" svg:height="2.471cm" svg:x="14.4cm" svg:y="6.829cm">
          <draw:text-box>
            <text:p><text:span text:style-name="T2">Request Detailed Histograms</text:span><text:span text:style-name="T2"><text:line-break/></text:span><text:span text:style-name="T2">«ipc://details-%d»</text:span></text:p>
            <text:p><text:span text:style-name="T2">%d = src node process#</text:span></text:p>
          </draw:text-box>
        </draw:frame>
        <draw:frame draw:style-name="gr22" draw:text-style-name="P3" draw:layer="layout" svg:width="18.3cm" svg:height="5.9cm" svg:x="1.3cm" svg:y="22.7cm">
          <draw:text-box>
            <text:p><text:span text:style-name="T2">1. Every source sends one histogram to single manager; histogram is consist from 1000items, every item describes own part of source array sized by 1000; item={value, fist_index, last_index};</text:span></text:p>
            <text:p><text:span text:style-name="T2">2,3. By request from Manager node Source node replied with detailed histogram with 5000 items, where one item describes single element first_index=last_index;</text:span></text:p>
            <text:p><text:span text:style-name="T2">4,5.Manager send request to every source node; Request data is array of len N-source nodes count; range={dst_node_id, first_index, last_index};</text:span></text:p>
            <text:p><text:span text:style-name="T2">6,7.Source node sends to every of N Destination nodes his range of data; Every destination nodes receives range from every N sources;</text:span></text:p>
            <text:p><text:span text:style-name="T2">Result: Every destination node should receive own part of data;</text:span></text:p>
          </draw:text-box>
        </draw:frame>
        <draw:frame draw:style-name="gr23" draw:layer="layout" svg:width="0.68cm" svg:height="0.962cm" svg:x="21cm" svg:y="27.4cm">
          <draw:text-box>
            <text:p><text:s/></text:p>
          </draw:text-box>
        </draw:frame>
        <draw:frame draw:style-name="gr24" draw:text-style-name="P1" draw:layer="layout" svg:width="13.5cm" svg:height="1.05cm" svg:x="3.6cm" svg:y="0.65cm">
          <draw:text-box>
            <text:p text:style-name="P1">Distributed Sort data flow based on zeromq</text:p>
          </draw:text-box>
        </draw:frame>
        <draw:connector draw:style-name="gr10" draw:text-style-name="P1" draw:layer="layout" draw:type="line" svg:x1="7.859cm" svg:y1="12.542cm" svg:x2="5.758cm" svg:y2="14.365cm" draw:start-shape="id2" draw:start-glue-point="2" draw:end-shape="id7" draw:end-glue-point="0" svg:d="m7859 12542-2101 1823">
          <text:p text:style-name="P1">4</text:p>
        </draw:connector>
        <draw:connector draw:style-name="gr10" draw:text-style-name="P1" draw:layer="layout" draw:type="line" svg:x1="7.859cm" svg:y1="12.542cm" svg:x2="10.65cm" svg:y2="14.417cm" draw:start-shape="id2" draw:start-glue-point="2" draw:end-shape="id8" draw:end-glue-point="0" svg:d="m7859 12542 2791 1875">
          <text:p text:style-name="P1">5</text:p>
        </draw:connector>
        <draw:connector draw:style-name="gr21" draw:text-style-name="P1" draw:layer="layout" draw:type="line" svg:x1="5.758cm" svg:y1="16.99cm" svg:x2="4.25cm" svg:y2="18.842cm" draw:start-shape="id7" draw:end-shape="id9" svg:d="m5758 16990-1508 1852">
          <text:p text:style-name="P1">6</text:p>
        </draw:connector>
        <draw:connector draw:style-name="gr21" draw:text-style-name="P1" draw:layer="layout" draw:type="line" svg:x1="10.65cm" svg:y1="17.042cm" svg:x2="4.25cm" svg:y2="18.842cm" draw:start-shape="id8" draw:start-glue-point="2" draw:end-shape="id9" draw:end-glue-point="0" svg:d="m10650 17042-6400 1800">
          <text:p text:style-name="P1">6</text:p>
        </draw:connector>
        <draw:connector draw:style-name="gr21" draw:text-style-name="P1" draw:layer="layout" draw:type="line" svg:x1="12.087cm" svg:y1="18.875cm" svg:x2="5.758cm" svg:y2="16.99cm" draw:start-shape="id10" draw:start-glue-point="0" draw:end-shape="id7" draw:end-glue-point="2" svg:d="m12087 18875-6329-1885">
          <text:p text:style-name="P1">7</text:p>
        </draw:connector>
        <draw:connector draw:style-name="gr21" draw:text-style-name="P1" draw:layer="layout" draw:type="line" svg:x1="12.087cm" svg:y1="18.875cm" svg:x2="10.65cm" svg:y2="17.042cm" draw:start-shape="id10" draw:end-shape="id8" svg:d="m12087 18875-1437-1833">
          <text:p text:style-name="P1">7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roslav </meta:initial-creator>
    <meta:creation-date>2012-04-08T01:20:33</meta:creation-date>
    <dc:date>2012-04-12T02:40:53</dc:date>
    <dc:creator>yaroslav </dc:creator>
    <meta:editing-duration>PT1H42M21S</meta:editing-duration>
    <meta:editing-cycles>22</meta:editing-cycles>
    <meta:generator>LibreOffice/3.4$Unix LibreOffice_project/340m1$Build-402</meta:generator>
    <meta:document-statistic meta:object-count="183"/>
  </office:meta>
</office:document-meta>
</file>